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1b95" officeooo:paragraph-rsid="00081b95"/>
    </style:style>
    <style:style style:name="P2" style:family="paragraph" style:parent-style-name="Standard">
      <style:text-properties style:text-underline-style="none" fo:font-weight="bold" officeooo:rsid="00081b95" officeooo:paragraph-rsid="00081b95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09f28e" officeooo:paragraph-rsid="0009f28e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0f5084" officeooo:paragraph-rsid="000f5084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0f5084" officeooo:paragraph-rsid="000f5084" style:font-weight-asian="normal" style:font-weight-complex="normal"/>
    </style:style>
    <style:style style:name="T1" style:family="text">
      <style:text-properties officeooo:rsid="000b7df4"/>
    </style:style>
    <style:style style:name="T2" style:family="text">
      <style:text-properties officeooo:rsid="000f50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is work was completed as <text:span text:style-name="T1">during </text:span>my course with CodeClan in <text:span text:style-name="T2">October</text:span> 202<text:span text:style-name="T1">2</text:span>.</text:p>
      <text:p text:style-name="P2"/>
      <text:p text:style-name="P5">analysis_and_documentation;</text:p>
      <text:p text:style-name="P5">contains images used in markdown file</text:p>
      <text:p text:style-name="P4">Markdown file – final produced file with questions and answered completed in accesible format</text:p>
      <text:p text:style-name="P5">task_4_analysis – rough analysis required to answer key questions</text:p>
      <text:p text:style-name="P5"/>
      <text:p text:style-name="P5"><text:s/>clean_data – contains cleaned, wrangled and pivoted data file for use in analysis</text:p>
      <text:p text:style-name="P5"/>
      <text:p text:style-name="P5">cleaning_script – contains cleaning script used to generate clean_data from raw data</text:p>
      <text:p text:style-name="P5"/>
      <text:p text:style-name="P5">raw_data – initial data provided for analysis</text:p>
      <text:p text:style-name="P5"/>
      <text:p text:style-name="P5">task_4.Rproj – project containing all R files using in this work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7T10:52:11.780000000</meta:creation-date>
    <meta:generator>LibreOffice/7.3.4.2$Windows_X86_64 LibreOffice_project/728fec16bd5f605073805c3c9e7c4212a0120dc5</meta:generator>
    <dc:date>2023-02-03T13:12:31.373000000</dc:date>
    <meta:editing-duration>PT25M58S</meta:editing-duration>
    <meta:editing-cycles>6</meta:editing-cycles>
    <meta:document-statistic meta:table-count="0" meta:image-count="0" meta:object-count="0" meta:page-count="1" meta:paragraph-count="9" meta:word-count="80" meta:character-count="571" meta:non-whitespace-character-count="493"/>
  </office:meta>
</office:document-meta>
</file>